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Ejercicios practica 3 software.</text:p>
      <text:p text:style-name="Standard"/>
      <text:p text:style-name="Standard">3.1</text:p>
      <text:p text:style-name="Standard">- chmod o+x objeto</text:p>
      <text:p text:style-name="Standard">- chmod g+wx objeto</text:p>
      <text:p text:style-name="Standard">- chmod go-r objeto</text:p>
      <text:p text:style-name="Standard">- chmod u+x,o+w objeto</text:p>
      <text:p text:style-name="Standard">- chmod g+x e*.*</text:p>
      <text:p text:style-name="Standard"/>
      <text:p text:style-name="Standard">3.2</text:p>
      <text:p text:style-name="Standard">- ls .. &gt; ej31</text:p>
      <text:p text:style-name="Standard">- tail -2 ej31 &gt; ej32</text:p>
      <text:p text:style-name="Standard">- cat<text:s/>ej31 &gt;&gt; ej32</text:p>
      <text:p text:style-name="Standard"/>
      <text:p text:style-name="Standard">3.3</text:p>
      <text:p text:style-name="Standard">- ls -l .. | tail -6</text:p>
      <text:p text:style-name="Standard">- wc -m [ef]*</text:p>
      <text:p text:style-name="Standard"/>
      <text:p text:style-name="Standard">3.4</text:p>
      <text:p text:style-name="Standard">a)<text:s/>man chmod | tail -17 &gt; ejercicio1</text:p>
      <text:p text:style-name="Standard">b) pwd &gt;&gt; ejercicio1</text:p>
      <text:p text:style-name="Standard">c)<text:s/>(who &gt; ejercicio3); (ls &gt;&gt; ejercicio3)</text:p>
      <text:p text:style-name="Standard">d) wc<text:s/>ejercicio1 &amp;&gt;&gt; ejercicio3</text:p>
      <text:p text:style-name="Standard">e) chmod g-r,+x<text:s/>ejercicio[13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Ruiz Millan</dc:creator>
    <meta:creation-date>2015-10-21T12:44:00Z</meta:creation-date>
    <dc:date>2015-11-17T23:34:00Z</dc:date>
    <meta:template xlink:href="Normal.dotm" xlink:type="simple"/>
    <meta:editing-cycles>2</meta:editing-cycles>
    <meta:editing-duration>PT1920S</meta:editing-duration>
    <meta:document-statistic meta:page-count="1" meta:paragraph-count="1" meta:word-count="62" meta:character-count="403" meta:row-count="2" meta:non-whitespace-character-count="342"/>
  </office:meta>
</office:document-meta>
</file>